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9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WEALTH AND WISDOM (19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ECEIVERS AND LIARS (19:5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FOOLS, KINGS, AND CHILDREN (19:10-14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LAZINESS AND LIFE (19:15-16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DISCIPLINE AND DEDICATION (19:17-25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PARENTAL ABUSE (19:26-29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9</dc:title>
    <meta:initial-creator>David STRICKLAND</meta:initial-creator>
    <dc:creator>David STRICKLAND</dc:creator>
    <meta:creation-date>2020-02-22T17:37:02Z</meta:creation-date>
    <dc:date>2020-02-22T17:37:03Z</dc:date>
    <meta:template xlink:href="BibleStudy" xlink:type="simple"/>
    <meta:editing-cycles>1</meta:editing-cycles>
    <meta:editing-duration>PT0S</meta:editing-duration>
    <meta:document-statistic meta:paragraph-count="7" meta:word-count="46"/>
  </office:meta>
</office:document-meta>
</file>